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13175" draw:textarea-horizontal-align="justify" draw:textarea-vertical-align="middle" draw:auto-grow-height="false" fo:min-height="7.75cm" fo:min-width="9.5cm"/>
    </style:style>
    <style:style style:name="gr2" style:family="graphic" style:parent-style-name="objectwithoutfill">
      <style:graphic-properties svg:stroke-width="0.4cm" svg:stroke-color="#ffffff" draw:marker-start-width="0.8cm" draw:marker-end-width="0.8cm" draw:fill="none" draw:textarea-vertical-align="middle" fo:padding-top="0.325cm" fo:padding-bottom="0.325cm" fo:padding-left="0.45cm" fo:padding-right="0.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77cm" fo:min-width="6.301cm"/>
    </style:style>
    <style:style style:name="P1" style:family="paragraph">
      <loext:graphic-properties draw:fill="solid" draw:fill-color="#21317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48pt" style:font-size-asian="48pt" style:font-size-complex="48pt"/>
    </style:style>
    <style:style style:name="T1" style:family="text">
      <style:text-properties fo:color="#ffffff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hintergrund" svg:width="10cm" svg:height="8cm" svg:x="4cm" svg:y="7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vordergrund" svg:width="10.526cm" svg:height="2.488cm" draw:transform="rotate (2.36422300475152) translate (9.82391526946164cm 16.0902662094769cm)" svg:viewBox="0 0 10527 2489" svg:d="M0 1249c8444-3680 6348 2031 10527 1145">
          <text:p/>
        </draw:path>
        <draw:frame draw:style-name="gr3" draw:text-style-name="P4" draw:layer="vordergrund" svg:width="6.801cm" svg:height="5.927cm" svg:x="7.011cm" svg:y="7.3cm">
          <draw:text-box>
            <text:p text:style-name="P3"><text:span text:style-name="T1">City </text:span></text:p>
            <text:p text:style-name="P3"><text:span text:style-name="T1">of</text:span></text:p>
            <text:p text:style-name="P3"><text:span text:style-name="T1">Rivert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hintergrund"/>
      <draw:layer draw:name="vordergrund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ns Pelzetter</meta:initial-creator>
    <meta:creation-date>2015-11-17T09:14:11.789004883</meta:creation-date>
    <dc:date>2015-11-17T11:12:33.818614125</dc:date>
    <dc:creator>Jens Pelzetter</dc:creator>
    <meta:editing-duration>PT12M13S</meta:editing-duration>
    <meta:editing-cycles>3</meta:editing-cycles>
    <meta:generator>LibreOffice/4.4.5.2$Linux_X86_64 LibreOffice_project/40m0$Build-2</meta:generator>
    <meta:document-statistic meta:object-count="3"/>
  </office:meta>
</office:document-meta>
</file>